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3.1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33333"/>
    </style:style>
    <style:style style:name="ce3" style:family="table-cell" style:parent-style-name="Default" style:data-style-name="N0">
      <style:text-properties fo:color="#333333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4"/>
        <table:table-column table:style-name="co4" table:default-cell-style-name="Default"/>
        <table:table-row table:style-name="ro3">
          <table:table-cell table:style-name="ce1" office:value-type="string">
            <text:p>ANO</text:p>
          </table:table-cell>
          <table:table-cell table:style-name="ce1" office:value-type="string">
            <text:p>GOVERNO</text:p>
          </table:table-cell>
          <table:table-cell office:value-type="string">
            <text:p>GOVERNO_dummy</text:p>
          </table:table-cell>
          <table:table-cell table:style-name="ce1" office:value-type="string">
            <text:p>agr_fornecedores</text:p>
          </table:table-cell>
          <table:table-cell table:style-name="ce1" office:value-type="string">
            <text:p>entidades</text:p>
          </table:table-cell>
          <table:table-cell table:style-name="ce1" office:value-type="string">
            <text:p>atendimentos</text:p>
          </table:table-cell>
          <table:table-cell table:style-name="ce1" office:value-type="string">
            <text:p>recursos</text:p>
          </table:table-cell>
          <table:table-cell table:style-name="ce1" office:value-type="string">
            <text:p>produtos_kg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office:value-type="float" office:value="160011">
            <text:p>160011</text:p>
          </table:table-cell>
          <table:table-cell table:style-name="ce2" office:value-type="float" office:value="25331">
            <text:p>25331</text:p>
          </table:table-cell>
          <table:table-cell table:style-name="ce2" office:value-type="float" office:value="20976657">
            <text:p>20976657</text:p>
          </table:table-cell>
          <table:table-cell table:style-name="ce3" office:value-type="string">
            <text:p>667325490.15</text:p>
          </table:table-cell>
          <table:table-cell table:style-name="ce2" office:value-type="string">
            <text:p>517921881.1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table:style-name="ce2" office:value-type="float" office:value="185979">
            <text:p>185979</text:p>
          </table:table-cell>
          <table:table-cell table:style-name="ce2" office:value-type="float" office:value="23866">
            <text:p>23866</text:p>
          </table:table-cell>
          <table:table-cell table:style-name="ce2" office:value-type="float" office:value="22518088">
            <text:p>22518088</text:p>
          </table:table-cell>
          <table:table-cell table:style-name="ce3" office:value-type="string">
            <text:p>839217997.38</text:p>
          </table:table-cell>
          <table:table-cell table:style-name="ce2" office:value-type="string">
            <text:p>529033665.31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office:value-type="float" office:value="96912">
            <text:p>96912</text:p>
          </table:table-cell>
          <table:table-cell office:value-type="float" office:value="12329">
            <text:p>12329</text:p>
          </table:table-cell>
          <table:table-cell office:value-type="float" office:value="10983793">
            <text:p>10983793</text:p>
          </table:table-cell>
          <table:table-cell office:value-type="string">
            <text:p>443185235.52</text:p>
          </table:table-cell>
          <table:table-cell office:value-type="string">
            <text:p>280175457.02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office:value-type="float" office:value="113727">
            <text:p>113727</text:p>
          </table:table-cell>
          <table:table-cell office:value-type="float" office:value="13225">
            <text:p>13225</text:p>
          </table:table-cell>
          <table:table-cell office:value-type="float" office:value="202012657">
            <text:p>202012657</text:p>
          </table:table-cell>
          <table:table-cell office:value-type="string">
            <text:p>583838845.62</text:p>
          </table:table-cell>
          <table:table-cell office:value-type="string">
            <text:p>336155540.63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office:value-type="float" office:value="95871">
            <text:p>95871</text:p>
          </table:table-cell>
          <table:table-cell office:value-type="float" office:value="14065">
            <text:p>14065</text:p>
          </table:table-cell>
          <table:table-cell office:value-type="float" office:value="13411947">
            <text:p>13411947</text:p>
          </table:table-cell>
          <table:table-cell office:value-type="string">
            <text:p>555429848.06</text:p>
          </table:table-cell>
          <table:table-cell office:value-type="string">
            <text:p>289827170.98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PMDB</text:p>
          </table:table-cell>
          <table:table-cell office:value-type="float" office:value="2">
            <text:p>2</text:p>
          </table:table-cell>
          <table:table-cell office:value-type="float" office:value="76896">
            <text:p>76896</text:p>
          </table:table-cell>
          <table:table-cell office:value-type="float" office:value="14772">
            <text:p>14772</text:p>
          </table:table-cell>
          <table:table-cell office:value-type="float" office:value="16510504">
            <text:p>16510504</text:p>
          </table:table-cell>
          <table:table-cell office:value-type="string">
            <text:p>417407933.74</text:p>
          </table:table-cell>
          <table:table-cell office:value-type="string">
            <text:p>133909940.55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PMDB</text:p>
          </table:table-cell>
          <table:table-cell office:value-type="float" office:value="2">
            <text:p>2</text:p>
          </table:table-cell>
          <table:table-cell office:value-type="float" office:value="31187">
            <text:p>31187</text:p>
          </table:table-cell>
          <table:table-cell office:value-type="float" office:value="4720">
            <text:p>4720</text:p>
          </table:table-cell>
          <table:table-cell office:value-type="float" office:value="6989692">
            <text:p>6989692</text:p>
          </table:table-cell>
          <table:table-cell office:value-type="string">
            <text:p>191135350.62</text:p>
          </table:table-cell>
          <table:table-cell office:value-type="string">
            <text:p>59115823.04</text:p>
          </table:table-cell>
        </table:table-row>
        <table:table-row table:style-name="ro2">
          <table:table-cell table:number-columns-repeated="6"/>
          <table:table-cell table:style-name="Default"/>
          <table:table-cell/>
        </table:table-row>
        <table:table-row table:style-name="ro2" table:number-rows-repeated="2">
          <table:table-cell table:number-columns-repeated="6"/>
          <table:table-cell table:style-name="ce5"/>
          <table:table-cell/>
        </table:table-row>
        <table:table-row table:style-name="ro2">
          <table:table-cell table:number-columns-repeated="6"/>
          <table:table-cell table:style-name="ce5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9/10/2019</text:date>, <text:time>12:33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Carolina Costa</meta:initial-creator>
    <meta:creation-date>2019-10-22T01:08:41.22</meta:creation-date>
    <dc:date>2019-10-29T12:33:44.48</dc:date>
    <dc:creator>Ana Carolina Costa</dc:creator>
    <meta:editing-duration>PT9M51S</meta:editing-duration>
    <meta:editing-cycles>5</meta:editing-cycles>
    <meta:generator>OpenOffice/4.1.3$Win32 OpenOffice.org_project/413m1$Build-9783</meta:generator>
    <meta:document-statistic meta:table-count="3" meta:cell-count="64" meta:object-count="0"/>
    <meta:user-defined meta:name="ProgId">Excel.Sheet</meta:user-defined>
  </office:meta>
</office:document-meta>
</file>